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>
        <style:tab-stops>
          <style:tab-stop style:position="1.217cm"/>
        </style:tab-stops>
      </style:paragraph-properties>
      <style:text-properties style:font-name="NanumBarunGothic" fo:font-size="12pt" officeooo:rsid="0016767b" officeooo:paragraph-rsid="0019ad91" style:font-size-asian="12pt" style:font-size-complex="12pt"/>
    </style:style>
    <style:style style:name="P2" style:family="paragraph" style:parent-style-name="Standard" style:list-style-name="L1">
      <style:paragraph-properties>
        <style:tab-stops>
          <style:tab-stop style:position="1.217cm"/>
        </style:tab-stops>
      </style:paragraph-properties>
      <style:text-properties style:font-name="NanumBarunGothic" fo:font-size="12pt" officeooo:rsid="0016767b" officeooo:paragraph-rsid="0016767b" style:font-size-asian="12pt" style:font-size-complex="12pt"/>
    </style:style>
    <style:style style:name="P3" style:family="paragraph" style:parent-style-name="Standard" style:list-style-name="L1">
      <style:paragraph-properties>
        <style:tab-stops>
          <style:tab-stop style:position="1.217cm"/>
        </style:tab-stops>
      </style:paragraph-properties>
      <style:text-properties style:font-name="NanumBarunGothic" fo:font-size="12pt" officeooo:rsid="00185f9e" officeooo:paragraph-rsid="00185f9e" style:font-size-asian="12pt" style:font-size-complex="12pt"/>
    </style:style>
    <style:style style:name="P4" style:family="paragraph" style:parent-style-name="Standard" style:list-style-name="L1">
      <style:paragraph-properties>
        <style:tab-stops>
          <style:tab-stop style:position="1.217cm"/>
        </style:tab-stops>
      </style:paragraph-properties>
      <style:text-properties style:font-name="NanumBarunGothic" fo:font-size="12pt" officeooo:rsid="001972ed" officeooo:paragraph-rsid="001cafb7" style:font-size-asian="12pt" style:font-size-complex="12pt"/>
    </style:style>
    <style:style style:name="P5" style:family="paragraph" style:parent-style-name="Standard" style:list-style-name="L1">
      <style:paragraph-properties>
        <style:tab-stops>
          <style:tab-stop style:position="1.217cm"/>
        </style:tab-stops>
      </style:paragraph-properties>
      <style:text-properties style:font-name="NanumBarunGothic" fo:font-size="12pt" officeooo:rsid="001972ed" officeooo:paragraph-rsid="001cb621" style:font-size-asian="12pt" style:font-size-complex="12pt"/>
    </style:style>
    <style:style style:name="P6" style:family="paragraph" style:parent-style-name="Standard" style:list-style-name="L1">
      <style:paragraph-properties>
        <style:tab-stops>
          <style:tab-stop style:position="1.217cm"/>
        </style:tab-stops>
      </style:paragraph-properties>
      <style:text-properties officeooo:rsid="0016767b" officeooo:paragraph-rsid="0016767b"/>
    </style:style>
    <style:style style:name="P7" style:family="paragraph" style:parent-style-name="Standard" style:list-style-name="L1">
      <style:paragraph-properties>
        <style:tab-stops>
          <style:tab-stop style:position="1.217cm"/>
        </style:tab-stops>
      </style:paragraph-properties>
      <style:text-properties officeooo:rsid="0016767b" officeooo:paragraph-rsid="00185f9e"/>
    </style:style>
    <style:style style:name="T1" style:family="text">
      <style:text-properties fo:font-variant="normal" fo:text-transform="none" fo:color="#333333" style:text-line-through-style="none" style:text-line-through-type="none" style:font-name="NanumBarunGothic" fo:font-size="12pt" fo:letter-spacing="normal" fo:font-style="normal" style:text-underline-style="none" fo:font-weight="normal" style:text-blinking="false" fo:background-color="#ffffff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333333" style:font-name="NanumBarunGothic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NanumBarunGothic" fo:font-size="12pt" fo:letter-spacing="normal" fo:font-style="normal" style:text-underline-style="none" fo:font-weight="normal" style:text-blinking="false" fo:background-color="#ffffff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4" style:family="text">
      <style:text-properties style:font-name="NanumBarunGothic" fo:font-size="12pt" style:font-size-asian="12pt" style:font-size-complex="12pt"/>
    </style:style>
    <style:style style:name="T5" style:family="text">
      <style:text-properties style:font-name="NanumBarunGothic" fo:font-size="12pt" officeooo:rsid="00185f9e" style:font-size-asian="12pt" style:font-size-complex="12pt"/>
    </style:style>
    <style:style style:name="T6" style:family="text">
      <style:text-properties officeooo:rsid="00185f9e"/>
    </style:style>
    <style:style style:name="T7" style:family="text">
      <style:text-properties officeooo:rsid="0019ad91"/>
    </style:style>
    <style:style style:name="T8" style:family="text">
      <style:text-properties officeooo:rsid="001b05d1"/>
    </style:style>
    <style:style style:name="T9" style:family="text">
      <style:text-properties officeooo:rsid="001cafb7"/>
    </style:style>
    <style:style style:name="T10" style:family="text">
      <style:text-properties officeooo:rsid="001cb6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985941701262020" text:style-name="L1">
        <text:list-header>
          <text:p text:style-name="P1"><text:span text:style-name="T6">Most</text:span> of the links <text:span text:style-name="T6">are </text:span><text:s/>redundant and information present in them <text:span text:style-name="T6">will</text:span> not <text:span text:style-name="T6">be</text:span> been used. </text:p>
        </text:list-header>
        <text:list-item>
          <text:p text:style-name="P1"><text:span text:style-name="T7">rsync<text:line-break/>example: <text:line-break/></text:span><text:a xlink:type="simple" xlink:href="http://www.tecmint.com/rsync-local-remote-file-synchronization-commands/" text:style-name="Internet_20_link" text:visited-style-name="Visited_20_Internet_20_Link"><text:span text:style-name="T7">http://www.tecmint.com/rsync-local-remote-file-synchronization-commands/</text:span></text:a><text:span text:style-name="T7"><text:line-break/><text:line-break/></text:span></text:p>
        </text:list-item>
        <text:list-item>
          <text:p text:style-name="P1"><text:span text:style-name="T7">rsync vs unison<text:line-break/></text:span><text:a xlink:type="simple" xlink:href="http://unix.stackexchange.com/questions/200061/how-does-rsync-resolve-conflicts" text:style-name="Internet_20_link" text:visited-style-name="Visited_20_Internet_20_Link"><text:span text:style-name="T7">http://unix.stackexchange.com/questions/200061/how-does-rsync-resolve-conflicts</text:span></text:a><text:span text:style-name="T7"><text:line-break/><text:line-break/></text:span></text:p>
        </text:list-item>
        <text:list-item>
          <text:p text:style-name="P1"><text:span text:style-name="T7">unison<text:line-break/></text:span><text:a xlink:type="simple" xlink:href="https://www.cyberciti.biz/faq/unison-file-synchronizer-tool/" text:style-name="Internet_20_link" text:visited-style-name="Visited_20_Internet_20_Link"><text:span text:style-name="T7">https://www.cyberciti.biz/faq/unison-file-synchronizer-tool/</text:span></text:a><text:span text:style-name="T7"><text:line-break/></text:span><text:a xlink:type="simple" xlink:href="https://www.cis.upenn.edu/~bcpierce/unison/" text:style-name="Internet_20_link" text:visited-style-name="Visited_20_Internet_20_Link"><text:span text:style-name="T7">https://www.cis.upenn.edu/~bcpierce/unison/</text:span></text:a><text:span text:style-name="T7"><text:line-break/></text:span><text:line-break/></text:p>
        </text:list-item>
        <text:list-item>
          <text:p text:style-name="P6"><text:span text:style-name="T4">filesystem monitoring python: google search<text:line-break/></text:span><text:a xlink:type="simple" xlink:href="http://stackoverflow.com/questions/597903/monitoring-files-directories-with-python" text:style-name="Internet_20_link" text:visited-style-name="Visited_20_Internet_20_Link"><text:span text:style-name="T4">http://stackoverflow.com/questions/597903/monitoring-files-directories-with-python</text:span></text:a><text:span text:style-name="T4"><text:line-break/><text:line-break/></text:span></text:p>
        </text:list-item>
        <text:list-item>
          <text:p text:style-name="P2">Watchdog</text:p>
          <text:p text:style-name="P7"><text:a xlink:type="simple" xlink:href="https://github.com/gorakhargosh/watchdog/" text:style-name="Internet_20_link" text:visited-style-name="Visited_20_Internet_20_Link"><text:span text:style-name="T4">https://github.com/gorakhargosh/watchdog/</text:span></text:a><text:span text:style-name="T4"><text:line-break/>tutorial using watchdig: <text:line-break/></text:span><text:a xlink:type="simple" xlink:href="http://brunorocha.org/python/watching-a-directory-for-file-changes-with-python.html" text:style-name="Internet_20_link" text:visited-style-name="Visited_20_Internet_20_Link"><text:span text:style-name="T4">http://brunorocha.org/python/watching-a-directory-for-file-changes-with-python.html</text:span></text:a><text:span text:style-name="T4"><text:line-break/></text:span><text:span text:style-name="T5">quickstart<text:line-break/></text:span><text:a xlink:type="simple" xlink:href="http://pythonhosted.org/watchdog/quickstart.html" text:style-name="Internet_20_link" text:visited-style-name="Visited_20_Internet_20_Link"><text:span text:style-name="T5">http://pythonhosted.org/watchdog/quickstart.html</text:span></text:a><text:span text:style-name="T5"><text:line-break/></text:span><text:a xlink:type="simple" xlink:href="https://pypi.python.org/pypi/watchdog" text:style-name="Internet_20_link" text:visited-style-name="Visited_20_Internet_20_Link"><text:span text:style-name="T5">https://pypi.python.org/pypi/watchdog</text:span></text:a><text:span text:style-name="T5"><text:line-break/></text:span><text:a xlink:type="simple" xlink:href="https://www.michaelcho.me/article/using-pythons-watchdog-to-monitor-changes-to-a-directory" text:style-name="Internet_20_link" text:visited-style-name="Visited_20_Internet_20_Link"><text:span text:style-name="T5">https://www.michaelcho.me/article/using-pythons-watchdog-to-monitor-changes-to-a-directory</text:span></text:a><text:span text:style-name="T5"><text:line-break/><text:line-break/></text:span></text:p>
        </text:list-item>
        <text:list-item>
          <text:p text:style-name="P6"><text:span text:style-name="T2">Python library for monitoring filesystem events on Linux through the </text:span><text:a xlink:type="simple" xlink:href="http://en.wikipedia.org/wiki/Inotify" text:style-name="Internet_20_link" text:visited-style-name="Visited_20_Internet_20_Link"><text:span text:style-name="T3">inotify</text:span></text:a><text:span text:style-name="T1"> </text:span><text:span text:style-name="T2">Linux kernel subsystem<text:line-break/></text:span><text:a xlink:type="simple" xlink:href="http://www.saltycrane.com/blog/2010/04/monitoring-filesystem-python-and-pyinotify/" text:style-name="Internet_20_link" text:visited-style-name="Visited_20_Internet_20_Link"><text:span text:style-name="T4">http://www.saltycrane.com/blog/2010/04/monitoring-filesystem-python-and-pyinotify/</text:span></text:a><text:span text:style-name="T4"><text:line-break/><text:line-break/></text:span></text:p>
        </text:list-item>
        <text:list-item>
          <text:p text:style-name="P2">cross platform file monitoring<text:line-break/><text:a xlink:type="simple" xlink:href="https://github.com/shaurz/fsmonitor" text:style-name="Internet_20_link" text:visited-style-name="Visited_20_Internet_20_Link">https://github.com/shaurz/fsmonitor</text:a><text:line-break/><text:line-break/></text:p>
        </text:list-item>
        <text:list-item>
          <text:p text:style-name="P3">Raw implementation of file watcher <text:line-break/><text:a xlink:type="simple" xlink:href="http://codereview.stackexchange.com/questions/153647/file-system-monitor-which-watches-for-file-directory-changes-even-after-the-proc" text:style-name="Internet_20_link" text:visited-style-name="Visited_20_Internet_20_Link">http://codereview.stackexchange.com/questions/153647/file-system-monitor-which-watches-for-file-directory-changes-even-after-the-proc</text:a><text:line-break/><text:line-break/></text:p>
        </text:list-item>
        <text:list-item>
          <text:p text:style-name="P3">survey of watchers<text:line-break/><text:a xlink:type="simple" xlink:href="https://blog.philippklaus.de/2011/08/watching-directories-for-changes-using-python_-_an-overview" text:style-name="Internet_20_link" text:visited-style-name="Visited_20_Internet_20_Link">https://blog.philippklaus.de/2011/08/watching-directories-for-changes-using-python_-_an-overview</text:a><text:line-break/><text:soft-page-break/><text:line-break/></text:p>
        </text:list-item>
        <text:list-item>
          <text:p text:style-name="P3">for windows<text:line-break/><text:a xlink:type="simple" xlink:href="http://timgolden.me.uk/python/win32_how_do_i/watch_directory_for_changes.html" text:style-name="Internet_20_link" text:visited-style-name="Visited_20_Internet_20_Link">http://timgolden.me.uk/python/win32_how_do_i/watch_directory_for_changes.html</text:a><text:line-break/><text:line-break/></text:p>
        </text:list-item>
        <text:list-item>
          <text:p text:style-name="P5"><text:a xlink:type="simple" xlink:href="http://www.ironpython.info/index.php?title=Watching_the_FileSystem" text:style-name="Internet_20_link" text:visited-style-name="Visited_20_Internet_20_Link">http://www.ironpython.info/index.php?title=Watching_the_FileSystem</text:a><text:line-break/><text:line-break/></text:p>
        </text:list-item>
        <text:list-item>
          <text:p text:style-name="P5"><text:span text:style-name="T10">inotify watcher peoblem in unix<text:line-break/></text:span><text:a xlink:type="simple" xlink:href="http://unix.stackexchange.com/questions/13751/kernel-inotify-watch-limit-reached" text:style-name="Internet_20_link" text:visited-style-name="Visited_20_Internet_20_Link"><text:span text:style-name="T10">http://unix.stackexchange.com/questions/13751/kernel-inotify-watch-limit-reached</text:span></text:a><text:span text:style-name="T10"><text:line-break/></text:span><text:line-break/><text:line-break/></text:p>
        </text:list-item>
        <text:list-item>
          <text:p text:style-name="P4"><text:span text:style-name="T8">Rename files in python<text:line-break/></text:span><text:a xlink:type="simple" xlink:href="http://stackoverflow.com/questions/2759067/rename-files-in-python" text:style-name="Internet_20_link" text:visited-style-name="Visited_20_Internet_20_Link"><text:span text:style-name="T8">http://stackoverflow.com/questions/2759067/rename-files-in-python</text:span></text:a><text:span text:style-name="T8"><text:line-break/>Delete Files in python<text:line-break/></text:span><text:a xlink:type="simple" xlink:href="http://stackoverflow.com/questions/6996603/delete-a-file-or-folder-in-python" text:style-name="Internet_20_link" text:visited-style-name="Visited_20_Internet_20_Link"><text:span text:style-name="T8">http://stackoverflow.com/questions/6996603/delete-a-file-or-folder-in-python</text:span></text:a><text:span text:style-name="T8"><text:line-break/>File not found exception<text:line-break/></text:span><text:a xlink:type="simple" xlink:href="http://stackoverflow.com/questions/22366282/python-filenotfound" text:style-name="Internet_20_link" text:visited-style-name="Visited_20_Internet_20_Link"><text:span text:style-name="T8">http://stackoverflow.com/questions/22366282/python-filenotfound</text:span></text:a><text:span text:style-name="T8"><text:line-break/>python rfind<text:line-break/></text:span><text:a xlink:type="simple" xlink:href="http://stackoverflow.com/questions/26443308/find-last-occurrence-of-character-in-string-python" text:style-name="Internet_20_link" text:visited-style-name="Visited_20_Internet_20_Link"><text:span text:style-name="T8">http://stackoverflow.com/questions/26443308/find-last-occurrence-of-character-in-string-python</text:span></text:a><text:span text:style-name="T8"><text:line-break/>python regex<text:line-break/></text:span><text:a xlink:type="simple" xlink:href="https://www.tutorialspoint.com/python/string_rstrip.htm" text:style-name="Internet_20_link" text:visited-style-name="Visited_20_Internet_20_Link"><text:span text:style-name="T8">https://www.tutorialspoint.com/python/string_rstrip.htm</text:span></text:a><text:span text:style-name="T8"><text:line-break/>get the latest created file<text:line-break/></text:span><text:a xlink:type="simple" xlink:href="http://stackoverflow.com/questions/18279063/python-find-newest-file-with-mp3-extension-in-directory" text:style-name="Internet_20_link" text:visited-style-name="Visited_20_Internet_20_Link"><text:span text:style-name="T8">http://stackoverflow.com/questions/18279063/python-find-newest-file-with-mp3-extension-in-directory</text:span></text:a><text:span text:style-name="T8"><text:line-break/><text:line-break/>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52:16.702963564</meta:creation-date>
    <dc:date>2017-04-10T21:37:54.606781374</dc:date>
    <meta:editing-duration>P1DT13H58M4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124" meta:character-count="2280" meta:non-whitespace-character-count="2153"/>
  </office:meta>
</office:document-meta>
</file>